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2pt" officeooo:rsid="00012c9c" officeooo:paragraph-rsid="00007777" style:font-size-asian="10.5pt" style:font-size-complex="12pt"/>
    </style:style>
    <style:style style:name="P2" style:family="paragraph" style:parent-style-name="Standard">
      <style:paragraph-properties fo:text-align="start" style:justify-single-word="false"/>
      <style:text-properties fo:font-size="12pt" officeooo:rsid="00012c9c" officeooo:paragraph-rsid="0001eb54" style:font-size-asian="10.5pt" style:font-size-complex="12pt"/>
    </style:style>
    <style:style style:name="P3" style:family="paragraph" style:parent-style-name="Standard">
      <style:paragraph-properties fo:text-align="start" style:justify-single-word="false"/>
      <style:text-properties fo:font-size="12pt" officeooo:rsid="00012c9c" officeooo:paragraph-rsid="0005fd89" style:font-size-asian="10.5pt" style:font-size-complex="12pt"/>
    </style:style>
    <style:style style:name="P4" style:family="paragraph" style:parent-style-name="Standard">
      <style:paragraph-properties fo:text-align="start" style:justify-single-word="false"/>
      <style:text-properties fo:font-size="12pt" officeooo:rsid="00012c9c" officeooo:paragraph-rsid="001427d7" style:font-size-asian="10.5pt" style:font-size-complex="12pt"/>
    </style:style>
    <style:style style:name="P5" style:family="paragraph" style:parent-style-name="Standard">
      <style:paragraph-properties fo:text-align="start" style:justify-single-word="false"/>
      <style:text-properties fo:font-size="12pt" officeooo:rsid="00007777" officeooo:paragraph-rsid="00007777" style:font-size-asian="10.5pt" style:font-size-complex="12pt"/>
    </style:style>
    <style:style style:name="P6" style:family="paragraph" style:parent-style-name="Standard">
      <style:paragraph-properties fo:text-align="start" style:justify-single-word="false"/>
      <style:text-properties fo:font-size="12pt" officeooo:rsid="00007777" officeooo:paragraph-rsid="0001eb54" style:font-size-asian="10.5pt" style:font-size-complex="12pt"/>
    </style:style>
    <style:style style:name="P7" style:family="paragraph" style:parent-style-name="Standard">
      <style:paragraph-properties fo:text-align="start" style:justify-single-word="false"/>
      <style:text-properties fo:font-size="12pt" officeooo:rsid="00007777" officeooo:paragraph-rsid="0005fd89" style:font-size-asian="10.5pt" style:font-size-complex="12pt"/>
    </style:style>
    <style:style style:name="P8" style:family="paragraph" style:parent-style-name="Standard">
      <style:paragraph-properties fo:text-align="start" style:justify-single-word="false"/>
      <style:text-properties fo:font-size="12pt" officeooo:rsid="00007777" officeooo:paragraph-rsid="000b16e2" style:font-size-asian="10.5pt" style:font-size-complex="12pt"/>
    </style:style>
    <style:style style:name="P9" style:family="paragraph" style:parent-style-name="Standard">
      <style:paragraph-properties fo:text-align="start" style:justify-single-word="false"/>
      <style:text-properties fo:font-size="12pt" officeooo:rsid="00007777" officeooo:paragraph-rsid="001427d7" style:font-size-asian="10.5pt" style:font-size-complex="12pt"/>
    </style:style>
    <style:style style:name="P10" style:family="paragraph" style:parent-style-name="Standard">
      <style:paragraph-properties fo:text-align="start" style:justify-single-word="false"/>
      <style:text-properties fo:font-size="12pt" officeooo:rsid="0001eb54" officeooo:paragraph-rsid="0001eb54" style:font-size-asian="10.5pt" style:font-size-complex="12pt"/>
    </style:style>
    <style:style style:name="P11" style:family="paragraph" style:parent-style-name="Standard">
      <style:paragraph-properties fo:text-align="start" style:justify-single-word="false"/>
      <style:text-properties fo:font-size="12pt" officeooo:rsid="0001eb54" officeooo:paragraph-rsid="0005fd89" style:font-size-asian="10.5pt" style:font-size-complex="12pt"/>
    </style:style>
    <style:style style:name="P12" style:family="paragraph" style:parent-style-name="Standard">
      <style:paragraph-properties fo:text-align="start" style:justify-single-word="false"/>
      <style:text-properties fo:font-size="12pt" officeooo:rsid="0002968e" officeooo:paragraph-rsid="0002968e" style:font-size-asian="10.5pt" style:font-size-complex="12pt"/>
    </style:style>
    <style:style style:name="P13" style:family="paragraph" style:parent-style-name="Standard">
      <style:paragraph-properties fo:text-align="start" style:justify-single-word="false"/>
      <style:text-properties fo:font-size="12pt" officeooo:rsid="0005b234" officeooo:paragraph-rsid="0005b234" style:font-size-asian="10.5pt" style:font-size-complex="12pt"/>
    </style:style>
    <style:style style:name="P14" style:family="paragraph" style:parent-style-name="Standard">
      <style:paragraph-properties fo:text-align="start" style:justify-single-word="false"/>
      <style:text-properties fo:font-size="12pt" officeooo:rsid="0005b234" officeooo:paragraph-rsid="000b16e2" style:font-size-asian="10.5pt" style:font-size-complex="12pt"/>
    </style:style>
    <style:style style:name="P15" style:family="paragraph" style:parent-style-name="Standard">
      <style:paragraph-properties fo:text-align="start" style:justify-single-word="false"/>
      <style:text-properties fo:font-size="12pt" officeooo:rsid="0005b234" officeooo:paragraph-rsid="000bfc39" style:font-size-asian="10.5pt" style:font-size-complex="12pt"/>
    </style:style>
    <style:style style:name="P16" style:family="paragraph" style:parent-style-name="Standard">
      <style:paragraph-properties fo:text-align="start" style:justify-single-word="false"/>
      <style:text-properties fo:font-size="12pt" officeooo:rsid="000b16e2" officeooo:paragraph-rsid="000b16e2" style:font-size-asian="10.5pt" style:font-size-complex="12pt"/>
    </style:style>
    <style:style style:name="P17" style:family="paragraph" style:parent-style-name="Standard">
      <style:paragraph-properties fo:text-align="start" style:justify-single-word="false"/>
      <style:text-properties fo:font-size="12pt" officeooo:rsid="000bfc39" officeooo:paragraph-rsid="000bfc39" style:font-size-asian="10.5pt" style:font-size-complex="12pt"/>
    </style:style>
    <style:style style:name="P18" style:family="paragraph" style:parent-style-name="Standard">
      <style:paragraph-properties fo:text-align="start" style:justify-single-word="false"/>
      <style:text-properties fo:font-size="12pt" officeooo:rsid="000d9762" officeooo:paragraph-rsid="000d9762" style:font-size-asian="10.5pt" style:font-size-complex="12pt"/>
    </style:style>
    <style:style style:name="P19" style:family="paragraph" style:parent-style-name="Standard">
      <style:paragraph-properties fo:text-align="start" style:justify-single-word="false"/>
      <style:text-properties fo:font-size="12pt" officeooo:rsid="000de05c" officeooo:paragraph-rsid="000de05c" style:font-size-asian="10.5pt" style:font-size-complex="12pt"/>
    </style:style>
    <style:style style:name="P20" style:family="paragraph" style:parent-style-name="Standard">
      <style:paragraph-properties fo:text-align="center" style:justify-single-word="false"/>
      <style:text-properties fo:font-size="12pt" officeooo:rsid="0002ff17" officeooo:paragraph-rsid="00007777" style:font-size-asian="12pt" style:font-size-complex="12pt"/>
    </style:style>
    <style:style style:name="P21" style:family="paragraph" style:parent-style-name="Standard">
      <style:paragraph-properties fo:text-align="start" style:justify-single-word="false"/>
      <style:text-properties fo:font-size="12pt" fo:font-weight="bold" officeooo:rsid="00007777" officeooo:paragraph-rsid="00007777" style:font-size-asian="10.5pt" style:font-weight-asian="bold" style:font-size-complex="12pt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size="12pt" fo:font-weight="bold" officeooo:rsid="00007777" officeooo:paragraph-rsid="0001eb54" style:font-size-asian="10.5pt" style:font-weight-asian="bold" style:font-size-complex="12pt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size="12pt" fo:font-weight="bold" officeooo:rsid="00007777" officeooo:paragraph-rsid="0005fd89" style:font-size-asian="10.5pt" style:font-weight-asian="bold" style:font-size-complex="12pt" style:font-weight-complex="bold"/>
    </style:style>
    <style:style style:name="P24" style:family="paragraph" style:parent-style-name="Standard">
      <style:paragraph-properties fo:text-align="start" style:justify-single-word="false"/>
      <style:text-properties fo:font-size="12pt" fo:font-weight="bold" officeooo:rsid="00007777" officeooo:paragraph-rsid="000b16e2" style:font-size-asian="10.5pt" style:font-weight-asian="bold" style:font-size-complex="12pt" style:font-weight-complex="bold"/>
    </style:style>
    <style:style style:name="P25" style:family="paragraph" style:parent-style-name="Standard">
      <style:paragraph-properties fo:text-align="start" style:justify-single-word="false"/>
      <style:text-properties fo:font-size="12pt" fo:font-weight="bold" officeooo:rsid="000f3ad4" officeooo:paragraph-rsid="001294f7" style:font-size-asian="10.5pt" style:font-weight-asian="bold" style:font-size-complex="12pt" style:font-weight-complex="bold"/>
    </style:style>
    <style:style style:name="P26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officeooo:rsid="000bfc39" officeooo:paragraph-rsid="000bfc39" style:font-size-asian="10.5pt" style:font-size-complex="12pt"/>
    </style:style>
    <style:style style:name="P27" style:family="paragraph" style:parent-style-name="Standard">
      <style:paragraph-properties fo:text-align="start" style:justify-single-word="false"/>
      <style:text-properties fo:font-size="12pt" fo:font-weight="normal" officeooo:rsid="00007777" officeooo:paragraph-rsid="001427d7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2pt" fo:font-weight="normal" officeooo:rsid="001427d7" officeooo:paragraph-rsid="001427d7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center" style:justify-single-word="false"/>
      <style:text-properties fo:font-size="32pt" officeooo:rsid="00012c9c" officeooo:paragraph-rsid="00007777" style:font-size-asian="28pt" style:font-size-complex="32pt"/>
    </style:style>
    <style:style style:name="P30" style:family="paragraph" style:parent-style-name="Standard">
      <style:paragraph-properties fo:text-align="center" style:justify-single-word="false"/>
      <style:text-properties fo:font-size="32pt" officeooo:rsid="00007777" officeooo:paragraph-rsid="00007777" style:font-size-asian="28pt" style:font-size-complex="32pt"/>
    </style:style>
    <style:style style:name="P31" style:family="paragraph" style:parent-style-name="Standard">
      <style:paragraph-properties fo:text-align="start" style:justify-single-word="false"/>
      <style:text-properties officeooo:paragraph-rsid="0005b234"/>
    </style:style>
    <style:style style:name="P32" style:family="paragraph" style:parent-style-name="Standard">
      <style:paragraph-properties fo:text-align="start" style:justify-single-word="false"/>
      <style:text-properties officeooo:paragraph-rsid="000ac00e"/>
    </style:style>
    <style:style style:name="P33" style:family="paragraph" style:parent-style-name="Standard">
      <style:paragraph-properties fo:text-align="start" style:justify-single-word="false" fo:break-before="page"/>
      <style:text-properties fo:font-size="12pt" officeooo:rsid="00012c9c" officeooo:paragraph-rsid="0001eb54" style:font-size-asian="10.5pt" style:font-size-complex="12pt"/>
    </style:style>
    <style:style style:name="P34" style:family="paragraph" style:parent-style-name="Standard">
      <style:paragraph-properties fo:text-align="start" style:justify-single-word="false" fo:break-before="page"/>
      <style:text-properties fo:font-size="12pt" officeooo:rsid="00012c9c" officeooo:paragraph-rsid="0005fd89" style:font-size-asian="10.5pt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1eb54" style:font-weight-asian="bold" style:font-weight-complex="bold"/>
    </style:style>
    <style:style style:name="T3" style:family="text">
      <style:text-properties fo:font-weight="bold" officeooo:rsid="0005fd89" style:font-weight-asian="bold" style:font-weight-complex="bold"/>
    </style:style>
    <style:style style:name="T4" style:family="text">
      <style:text-properties fo:font-weight="bold" officeooo:rsid="00064f73" style:font-weight-asian="bold" style:font-weight-complex="bold"/>
    </style:style>
    <style:style style:name="T5" style:family="text">
      <style:text-properties fo:font-weight="bold" officeooo:rsid="00079b26" style:font-weight-asian="bold" style:font-weight-complex="bold"/>
    </style:style>
    <style:style style:name="T6" style:family="text">
      <style:text-properties fo:font-weight="bold" officeooo:rsid="000ac00e" style:font-weight-asian="bold" style:font-weight-complex="bold"/>
    </style:style>
    <style:style style:name="T7" style:family="text">
      <style:text-properties fo:font-weight="bold" officeooo:rsid="000b16e2" style:font-weight-asian="bold" style:font-weight-complex="bold"/>
    </style:style>
    <style:style style:name="T8" style:family="text">
      <style:text-properties style:font-name="Liberation Serif"/>
    </style:style>
    <style:style style:name="T9" style:family="text">
      <style:text-properties style:font-name="Liberation Serif" style:font-name-asian="Liberation Serif1" style:font-name-complex="Liberation Serif1"/>
    </style:style>
    <style:style style:name="T10" style:family="text">
      <style:text-properties style:font-name="Liberation Serif" officeooo:rsid="000b16e2" style:font-name-asian="Liberation Serif1" style:font-name-complex="Liberation Serif1"/>
    </style:style>
    <style:style style:name="T11" style:family="text">
      <style:text-properties officeooo:rsid="00007777"/>
    </style:style>
    <style:style style:name="T12" style:family="text">
      <style:text-properties fo:font-size="12pt" officeooo:rsid="00007777" style:font-size-asian="10.5pt" style:font-size-complex="12pt"/>
    </style:style>
    <style:style style:name="T13" style:family="text">
      <style:text-properties fo:font-size="12pt" officeooo:rsid="0005b234" style:font-size-asian="10.5pt" style:font-size-complex="12pt"/>
    </style:style>
    <style:style style:name="T14" style:family="text">
      <style:text-properties fo:font-size="12pt" officeooo:rsid="000ac00e" style:font-size-asian="10.5pt" style:font-size-complex="12pt"/>
    </style:style>
    <style:style style:name="T15" style:family="text">
      <style:text-properties fo:font-size="12pt" officeooo:rsid="00064f73" style:font-size-asian="10.5pt" style:font-size-complex="12pt"/>
    </style:style>
    <style:style style:name="T16" style:family="text">
      <style:text-properties officeooo:rsid="0001eb54"/>
    </style:style>
    <style:style style:name="T17" style:family="text">
      <style:text-properties officeooo:rsid="000270eb"/>
    </style:style>
    <style:style style:name="T18" style:family="text">
      <style:text-properties officeooo:rsid="00064f73"/>
    </style:style>
    <style:style style:name="T19" style:family="text">
      <style:text-properties officeooo:rsid="000ac00e"/>
    </style:style>
    <style:style style:name="T20" style:family="text">
      <style:text-properties officeooo:rsid="000b16e2"/>
    </style:style>
    <style:style style:name="T21" style:family="text">
      <style:text-properties style:font-name="Liberation Serif1"/>
    </style:style>
    <style:style style:name="T22" style:family="text">
      <style:text-properties style:font-name="Liberation Serif1" style:font-name-asian="Liberation Serif1" style:font-name-complex="Liberation Serif1"/>
    </style:style>
    <style:style style:name="T23" style:family="text">
      <style:text-properties style:font-name="Liberation Serif1" officeooo:rsid="000bfc39" style:font-name-asian="Liberation Serif1" style:font-name-complex="Liberation Serif1"/>
    </style:style>
    <style:style style:name="T24" style:family="text">
      <style:text-properties style:font-name="Liberation Serif1" officeooo:rsid="000b16e2" style:font-name-asian="Liberation Serif1" style:font-name-complex="Liberation Serif1"/>
    </style:style>
    <style:style style:name="T25" style:family="text">
      <style:text-properties officeooo:rsid="000bfc39"/>
    </style:style>
    <style:style style:name="T26" style:family="text">
      <style:text-properties officeooo:rsid="000de05c"/>
    </style:style>
    <style:style style:name="T27" style:family="text">
      <style:text-properties officeooo:rsid="001427d7"/>
    </style:style>
    <style:style style:name="T28" style:family="text">
      <style:text-properties fo:font-style="italic" style:font-style-asian="italic" style:font-style-complex="italic"/>
    </style:style>
    <style:style style:name="T29" style:family="text">
      <style:text-properties fo:font-style="normal" style:font-style-asian="normal" style:font-style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Roztwory stałe i termodynamika defektów w ciele stałym 2017/2018</text:p>
      <text:p text:style-name="P20"/>
      <text:p text:style-name="P30">Zadania grupowe</text:p>
      <text:p text:style-name="P29"/>
      <text:p text:style-name="P2"><text:span text:style-name="T1">1) </text:span><text:span text:style-name="T2">Generacja łańcuchów Markowa i wydajność algorytmów - podstawy</text:span></text:p>
      <text:p text:style-name="P2"/>
      <text:p text:style-name="P2"><text:span text:style-name="T11">Parametry:</text:span></text:p>
      <text:p text:style-name="P1"/>
      <text:p text:style-name="P5">T=298K</text:p>
      <text:p text:style-name="P5">delta_E=0.1</text:p>
      <text:p text:style-name="P5">start_cov=0</text:p>
      <text:p text:style-name="P5">num_of_sites=100</text:p>
      <text:p text:style-name="P5">num_of_steps=150</text:p>
      <text:p text:style-name="P5"/>
      <text:p text:style-name="P5">Wygeneruj łańcuch Markowa przy użyciu funkcji simul_chain() i wykonaj rysunki all_cov_plot():</text:p>
      <text:p text:style-name="P5"/>
      <text:p text:style-name="P5">a) w adsorption_rev_bern.py obsadzenie w funkcji liczby kroków</text:p>
      <text:p text:style-name="P5">b) <text:s/>w adsorption_rev_poisson.py obsadzenie w funkcji liczby kroków oraz w funkcji czasu MC</text:p>
      <text:p text:style-name="P5"/>
      <text:p text:style-name="P21">Zadania:</text:p>
      <text:p text:style-name="P5"/>
      <text:p text:style-name="P10">0) umieść wygenerowane obrazki w folderze Zajecia_5/NUMER_ZADANIA w repozytorium</text:p>
      <text:p text:style-name="P5">i) <text:span text:style-name="T16">Oszacuj wzrokowo średnią wartość obsadzenia w wysyconym łańcuchu (99)</text:span></text:p>
      <text:p text:style-name="P10">ii) Ilu kroków i jakiego czasu MC wymaga osiągnięcie wysycenia w algorytmie RTA (100,4)?</text:p>
      <text:p text:style-name="P10">iii) Które kroki są dłuższe pod względem czasu MC: na początku, czy w stanie wysycenia?</text:p>
      <text:p text:style-name="P10">iv) Ilu kroków wymaga osiągnięcie wysycenia w przypadku algorytmu Metropolisa (300)? (umieść obrazek)</text:p>
      <text:p text:style-name="P10">v) Który z algorytmów pozwala na szybsze osiągnięcie wysycenia? Czy wartości obsadzenia otrzymane obiema metodami „na oko” są równe?</text:p>
      <text:p text:style-name="P10"/>
      <text:p text:style-name="P10"/>
      <text:p text:style-name="P5"/>
      <text:p text:style-name="P33"><text:span text:style-name="T2">2</text:span><text:span text:style-name="T1">)</text:span> <text:span text:style-name="T2">Wpływ stanu początkowego na czas wysycenia</text:span></text:p>
      <text:p text:style-name="P2"/>
      <text:p text:style-name="P6">T=298K</text:p>
      <text:p text:style-name="P6">delta_E=0.<text:span text:style-name="T17">0</text:span>1</text:p>
      <text:p text:style-name="P6">start_cov=0,<text:span text:style-name="T17">20,40,50,60,70,80,100</text:span></text:p>
      <text:p text:style-name="P6">num_of_sites=100</text:p>
      <text:p text:style-name="P6">num_of_steps=?</text:p>
      <text:p text:style-name="P6"/>
      <text:p text:style-name="P12">Chcemy zbadać, w jaki sposób czas osiągnięcia rozkładu stacjonarnego zależy od doboru stanu początkowego. Należy skorzystać z funkcji live_plot_ME() w programie <text:s/><text:span text:style-name="T11">adsorption_rev_bern.py dla kolejnych wartości start_cov – rysowanie zatrzymuje się, gdy osiągnięta zostanie zbieżność.</text:span></text:p>
      <text:p text:style-name="P6"/>
      <text:p text:style-name="P22">Zadania:</text:p>
      <text:p text:style-name="P6"/>
      <text:p text:style-name="P13">1) Dla kolejnych start_cov notuj liczbę kroków potrzebnych do osiągnięcia stanu stacjonarnego. Wykonaj wykres liczba_kroków(start_cov) i umieść w repozytorium</text:p>
      <text:p text:style-name="P31"><text:span text:style-name="T13">2) Dla jakiej wartości start_cov czas osiągnięcia stanu stacjonarnego osiąga minimum?</text:span></text:p>
      <text:p text:style-name="P31"><text:span text:style-name="T13">3) Z czego wynika obserwowany na wykresie kształt zależności – dlaczego wykres nie ma charakteru prostoliniowego w miarę oddalania się od minimum?</text:span></text:p>
      <text:p text:style-name="P31"><text:span text:style-name="T13"/></text:p>
      <text:p text:style-name="P6"/>
      <text:p text:style-name="P10"/>
      <text:p text:style-name="P34"><text:span text:style-name="T3">3 </text:span><text:span text:style-name="T5">i </text:span><text:span text:style-name="T6">4) </text:span><text:span text:style-name="T7">Zależność średniego pokrycia od energii adsorpcji /W</text:span><text:span text:style-name="T2">pływ </text:span><text:span text:style-name="T4">energii adsorpcji</text:span><text:span text:style-name="T3"> na czas osiągnięcia wysycenia</text:span></text:p>
      <text:p text:style-name="P3"/>
      <text:p text:style-name="P26">adsorption_rev_bern.py</text:p>
      <text:p text:style-name="P7"/>
      <text:p text:style-name="P7">T=298K</text:p>
      <text:p text:style-name="P8">delta_E=<text:span text:style-name="T20">0.01, 0.02, 0.03, 0.04, 0.05, 0.06, 0.08, 0.10</text:span></text:p>
      <text:p text:style-name="P7">start_cov=<text:span text:style-name="T18">0</text:span></text:p>
      <text:p text:style-name="P7">num_of_sites=100</text:p>
      <text:p text:style-name="P32"><text:span text:style-name="T12">num_of_steps=</text:span><text:span text:style-name="T15">500000</text:span></text:p>
      <text:p text:style-name="P32"><text:span text:style-name="T15"/></text:p>
      <text:p text:style-name="P32"><text:span text:style-name="T14">Zadania 3) i 4) posiadają wspólny początek. Należy zacząć od generacji łańcucha Markowa (simul_chain()) dla kolejnych energii, notując średnie pokrycie.</text:span></text:p>
      <text:p text:style-name="P7"/>
      <text:p text:style-name="P23">Zadani<text:span text:style-name="T19">e 3</text:span>:</text:p>
      <text:p text:style-name="P7"/>
      <text:p text:style-name="P14">1) <text:span text:style-name="T20">Sporządź wykres <text:s/>średnie pokrycie(energia)</text:span></text:p>
      <text:p text:style-name="P16">2) Jaki jest charakter obserwowanej zależności? Jakie pokrycie powinno być osiągane przy <text:span text:style-name="T21">Δ</text:span><text:span text:style-name="T8">E-&gt;0 oraz <text:s/></text:span><text:span text:style-name="T21">Δ</text:span><text:span text:style-name="T8">E-&gt;</text:span><text:span text:style-name="T22">∞</text:span></text:p>
      <text:p text:style-name="P16"><text:span text:style-name="T22">3) Chcemy skonfrontować otrzymane wyniki z naturalnymi przewidywaniami. Narysuj pojedynczy węzeł „i” z diagramu przejść w przypadku ogólnym, wraz ze strzałkami i odpowiednimi prawdopodobieństwami. </text:span><text:span text:style-name="T23">Jeśli „i” jest najbardziej prawdopodobnym stanem, to jaka relacja powinna zachodzić między prawdopodobieństwami „kroku w tył” i „kroku w przód”?</text:span></text:p>
      <text:p text:style-name="P17"><text:span text:style-name="T22">4) Korzystając z tej relacji, znajdź wyrażenie na „i” w funkcji <text:s/></text:span><text:span text:style-name="T24">Δ</text:span><text:span text:style-name="T10">E.</text:span></text:p>
      <text:p text:style-name="P17"><text:span text:style-name="T10">5</text:span><text:span text:style-name="T9">) Narysuj powyższą, analityczną zależność na tym samym wykresie. Czy wynik symulacji jest zgodnym z przewidywaniami? Umieść wykres w repozytorium</text:span></text:p>
      <text:p text:style-name="P11"/>
      <text:p text:style-name="P24">Zadani<text:span text:style-name="T19">e 4</text:span>:</text:p>
      <text:p text:style-name="P8"/>
      <text:p text:style-name="P15">1) <text:span text:style-name="T25">Dla energii [0.01, 0.02, 0.03, 0.04, 0.05, 0.06] przyjmij początkowe pokrycie start_cov jako (średnie pokrycie-50). Dla każdej wartości energii wykonaj po jednym przebiegu live_plot_ME() i zanotuj czas osiągnięcia stacjonarnego rozkładu prawdopodobieństwa.</text:span></text:p>
      <text:p text:style-name="P18">2) Sporządź wykres liczba_kroków(energia)</text:p>
      <text:p text:style-name="P18">3) Jaki jest charakter zależności? Spróbuj dopasować odpowiednią funkcję.</text:p>
      <text:p text:style-name="P18">4) Mimo równych „odległości” od średniego pokrycia, obserwowana jest systematyczna zmienność czasu saturacji. <text:span text:style-name="T26">Z czego może to wynikać? (Zastanów się nad częstością losowania kroków „nie w przód”)</text:span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5"><text:soft-page-break/>5,<text:span text:style-name="T27">6 i 7</text:span>) <text:span text:style-name="T27">Centralne twierdzenie graniczne, a prosty model adsorpcji</text:span></text:p>
      <text:p text:style-name="P25"/>
      <text:p text:style-name="P28">adsorption_rev_bern.py</text:p>
      <text:p text:style-name="P25"/>
      <text:p text:style-name="P4"><text:span text:style-name="T11">Parametry:</text:span></text:p>
      <text:p text:style-name="P4"/>
      <text:p text:style-name="P9">T=298K</text:p>
      <text:p text:style-name="P9">delta_E=0.<text:span text:style-name="T27">0</text:span></text:p>
      <text:p text:style-name="P9">start_cov=0</text:p>
      <text:p text:style-name="P9">num_of_sites=100</text:p>
      <text:p text:style-name="P27">num_of_steps=<text:span text:style-name="T27">500000</text:span></text:p>
      <text:p text:style-name="P27"/>
      <text:p text:style-name="P28">Prosty model adsorpcji pozwala na szeroką analizę typowych właściwości symulacji MC. Wyobraźmy sobie jednak bardzo podobne podejście, w którym w identyczny sposób definiujemy energię obsadzenia pojedynczego węzła. Jednak, zamiast tworzyć łańcuch Markowa, generujemy dużą populację próbek, w taki sposób, że idąc po kolejnych węzłach, obsadzamy je z prawdopodobieństwem <text:span text:style-name="T28">p</text:span><text:span text:style-name="T29">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9T23:16:52.822000000</meta:creation-date>
    <dc:date>2018-01-10T20:11:53.354000000</dc:date>
    <meta:editing-duration>PT20H8M9S</meta:editing-duration>
    <meta:editing-cycles>3</meta:editing-cycles>
    <meta:generator>LibreOffice/4.2.3.3$Windows_x86 LibreOffice_project/882f8a0a489bc99a9e60c7905a60226254cb6ff0</meta:generator>
    <meta:document-statistic meta:table-count="0" meta:image-count="0" meta:object-count="0" meta:page-count="4" meta:paragraph-count="58" meta:word-count="523" meta:character-count="4047" meta:non-whitespace-character-count="3574"/>
  </office:meta>
</office:document-meta>
</file>